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8.5cm" style:rel-column-width="32767*"/>
    </style:style>
    <style:style style:name="Таблиця1.B" style:family="table-column">
      <style:table-column-properties style:column-width="8.5cm" style:rel-column-width="32768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2eee" officeooo:paragraph-rsid="00002eee"/>
    </style:style>
    <style:style style:name="P2" style:family="paragraph" style:parent-style-name="Table_20_Contents">
      <style:text-properties fo:font-weight="bold" officeooo:rsid="00002eee" officeooo:paragraph-rsid="00002eee" style:font-weight-asian="bold" style:font-weight-complex="bold"/>
    </style:style>
    <style:style style:name="P3" style:family="paragraph" style:parent-style-name="Table_20_Contents">
      <style:text-properties officeooo:rsid="0000b317" officeooo:paragraph-rsid="0000b317"/>
    </style:style>
    <style:style style:name="P4" style:family="paragraph" style:parent-style-name="Table_20_Contents">
      <style:text-properties officeooo:rsid="00015bcf" officeooo:paragraph-rsid="00015bcf"/>
    </style:style>
    <style:style style:name="P5" style:family="paragraph" style:parent-style-name="Table_20_Contents">
      <style:text-properties officeooo:paragraph-rsid="0003b7c4"/>
    </style:style>
    <style:style style:name="P6" style:family="paragraph" style:parent-style-name="Table_20_Contents">
      <style:text-properties officeooo:paragraph-rsid="0004ebae"/>
    </style:style>
    <style:style style:name="T1" style:family="text">
      <style:text-properties officeooo:rsid="0000b317"/>
    </style:style>
    <style:style style:name="T2" style:family="text">
      <style:text-properties officeooo:rsid="00015bcf"/>
    </style:style>
    <style:style style:name="T3" style:family="text">
      <style:text-properties officeooo:rsid="0003200b"/>
    </style:style>
    <style:style style:name="T4" style:family="text">
      <style:text-properties officeooo:rsid="00037524"/>
    </style:style>
    <style:style style:name="T5" style:family="text">
      <style:text-properties officeooo:rsid="0003b7c4"/>
    </style:style>
    <style:style style:name="T6" style:family="text">
      <style:text-properties officeooo:rsid="0004ebae"/>
    </style:style>
    <style:style style:name="T7" style:family="text">
      <style:text-properties officeooo:rsid="0004f3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2">User Story</text:p>
          </table:table-cell>
          <table:table-cell table:style-name="Таблиця1.B1" office:value-type="string">
            <text:p text:style-name="P2">Acceptance criteria</text:p>
          </table:table-cell>
        </table:table-row>
        <table:table-row>
          <table:table-cell table:style-name="Таблиця1.A2" office:value-type="string">
            <text:p text:style-name="Table_20_Contents">As a user I want to be able to enter <text:span text:style-name="T1">my</text:span> credentials in order to be able to <text:span text:style-name="T1">login and </text:span>use the application</text:p>
          </table:table-cell>
          <table:table-cell table:style-name="Таблиця1.B2" office:value-type="string">
            <text:p text:style-name="P3">Given I’m a user, when I click on the “login” button at the <text:span text:style-name="T2">top</text:span> of the web page application</text:p>
            <text:p text:style-name="P3">the system show me a <text:span text:style-name="T2">form to enter my credentials. After enter my credentials in the username and password fields the system then sign me in.</text:span></text:p>
          </table:table-cell>
        </table:table-row>
        <table:table-row>
          <table:table-cell table:style-name="Таблиця1.A2" office:value-type="string">
            <text:p text:style-name="P1">As a user I want t<text:span text:style-name="T1">o</text:span> be able to view all <text:span text:style-name="T5">appointments</text:span></text:p>
          </table:table-cell>
          <table:table-cell table:style-name="Таблиця1.B2" office:value-type="string">
            <text:p text:style-name="P4">Given I’am a logged-in user the system show me a <text:span text:style-name="T5">patients appointment</text:span> list</text:p>
          </table:table-cell>
        </table:table-row>
        <table:table-row>
          <table:table-cell table:style-name="Таблиця1.A2" office:value-type="string">
            <text:p text:style-name="P5">As a <text:span text:style-name="T5">administrator</text:span> I want to be able to <text:span text:style-name="T1">add new</text:span> <text:span text:style-name="T5">appointments</text:span></text:p>
          </table:table-cell>
          <table:table-cell table:style-name="Таблиця1.B2" office:value-type="string">
            <text:p text:style-name="P5">Given I’m a logged-in <text:span text:style-name="T5">administrator</text:span>, when I click on the “<text:span text:style-name="T2">add new task”</text:span> button at the <text:span text:style-name="T2">top</text:span> of the <text:span text:style-name="T5">appointment </text:span>s list the system <text:span text:style-name="T2">open form entry new appointment data. After entries data and click on button “add” new appointment appeared in to_do tasks list</text:span></text:p>
          </table:table-cell>
        </table:table-row>
        <table:table-row>
          <table:table-cell table:style-name="Таблиця1.A2" office:value-type="string">
            <text:p text:style-name="P5">As a <text:span text:style-name="T7">user</text:span> I want to be able to <text:span text:style-name="T7">select </text:span><text:s/><text:span text:style-name="T5">appointments by date</text:span></text:p>
          </table:table-cell>
          <table:table-cell table:style-name="Таблиця1.B2" office:value-type="string">
            <text:p text:style-name="P6">Given I’m a logged-in <text:span text:style-name="T7">user</text:span>, when I <text:span text:style-name="T7">select</text:span> the “<text:span text:style-name="T7">select by date</text:span>” <text:span text:style-name="T7">today, all, future or overdue appointments </text:span>the system the system show me a <text:span text:style-name="T7">appropriate </text:span>patients appointment list</text:p>
          </table:table-cell>
        </table:table-row>
        <table:table-row>
          <table:table-cell table:style-name="Таблиця1.A2" office:value-type="string">
            <text:p text:style-name="P5">As a <text:span text:style-name="T5">administrator</text:span> I want to be able to <text:span text:style-name="T1">edit</text:span> <text:s/><text:span text:style-name="T5">appointments</text:span></text:p>
          </table:table-cell>
          <table:table-cell table:style-name="Таблиця1.B2" office:value-type="string">
            <text:p text:style-name="P6">Given I’m a logged-in <text:span text:style-name="T5">administrator</text:span>, when I click on the “<text:span text:style-name="T3">edit</text:span> button” <text:s/>of the <text:span text:style-name="T5">appointment</text:span>s list the system open form <text:span text:style-name="T3">for entry edited</text:span> <text:span text:style-name="T5">appointment </text:span>data. After entries data and click on button “<text:span text:style-name="T3">edit” appointment data will be corrected </text:span><text:s/>in <text:span text:style-name="T5">appointment</text:span>s list</text:p>
          </table:table-cell>
        </table:table-row>
        <table:table-row>
          <table:table-cell table:style-name="Таблиця1.A2" office:value-type="string">
            <text:p text:style-name="P5">As a <text:span text:style-name="T5">administrator</text:span> I want to be able to <text:span text:style-name="T6">cancel</text:span> <text:s/><text:span text:style-name="T5">appointments</text:span></text:p>
          </table:table-cell>
          <table:table-cell table:style-name="Таблиця1.B2" office:value-type="string">
            <text:p text:style-name="P6">Given I’m a logged-in <text:span text:style-name="T5">administrator</text:span>, when I click on the “<text:span text:style-name="T4">delete</text:span>” button <text:span text:style-name="T4">appropriate appointment dis</text:span>appeared <text:span text:style-name="T4">from</text:span> <text:span text:style-name="T5">appointment</text:span>s li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8T16:56:01.679617805</meta:creation-date>
    <dc:date>2023-03-05T01:54:49.015897964</dc:date>
    <meta:editing-duration>PT19M33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5" meta:word-count="277" meta:character-count="1543" meta:non-whitespace-character-count="1276"/>
  </office:meta>
</office:document-meta>
</file>